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frac>
      <mi mathvariant="italic">COOL</mi>
      <mi mathvariant="italic">TRAINER</mi>
    </mfrac>
    <annotation encoding="StarMath 5.0">{COOL} over {TRAINER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18:12:12.376623397</meta:creation-date>
    <dc:date>2021-10-01T18:12:26.509802257</dc:date>
    <meta:editing-duration>PT14S</meta:editing-duration>
    <meta:editing-cycles>1</meta:editing-cycles>
    <meta:generator>LibreOffice/6.0.7.3$Linux_X86_64 LibreOffice_project/00m0$Build-3</meta:generator>
  </office:meta>
</office:document-meta>
</file>